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gp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formula="of:=10.62/1000" office:value-type="float" office:value="0.01062" calcext:value-type="float">
            <text:p>0.01062</text:p>
          </table:table-cell>
          <table:table-cell table:formula="of:=11.06/1000" office:value-type="float" office:value="0.01106" calcext:value-type="float">
            <text:p>0.01106</text:p>
          </table:table-cell>
          <table:table-cell table:formula="of:=11.23/1000" office:value-type="float" office:value="0.01123" calcext:value-type="float">
            <text:p>0.01123</text:p>
          </table:table-cell>
          <table:table-cell table:formula="of:=3.688/1000" office:value-type="float" office:value="0.003688" calcext:value-type="float">
            <text:p>0.003688</text:p>
          </table:table-cell>
          <table:table-cell table:formula="of:=96.88/1000" office:value-type="float" office:value="0.09688" calcext:value-type="float">
            <text:p>0.09688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formula="of:=10.67/1000" office:value-type="float" office:value="0.01067" calcext:value-type="float">
            <text:p>0.01067</text:p>
          </table:table-cell>
          <table:table-cell table:formula="of:=11.42/1000" office:value-type="float" office:value="0.01142" calcext:value-type="float">
            <text:p>0.01142</text:p>
          </table:table-cell>
          <table:table-cell table:formula="of:=12.08/1000" office:value-type="float" office:value="0.01208" calcext:value-type="float">
            <text:p>0.01208</text:p>
          </table:table-cell>
          <table:table-cell table:formula="of:=3.667/1000" office:value-type="float" office:value="0.003667" calcext:value-type="float">
            <text:p>0.003667</text:p>
          </table:table-cell>
          <table:table-cell table:formula="of:=189.1/1000" office:value-type="float" office:value="0.1891" calcext:value-type="float">
            <text:p>0.1891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10.99/1000" office:value-type="float" office:value="0.01099" calcext:value-type="float">
            <text:p>0.01099</text:p>
          </table:table-cell>
          <table:table-cell table:formula="of:=11.57/1000" office:value-type="float" office:value="0.01157" calcext:value-type="float">
            <text:p>0.01157</text:p>
          </table:table-cell>
          <table:table-cell table:formula="of:=13.02/1000" office:value-type="float" office:value="0.01302" calcext:value-type="float">
            <text:p>0.01302</text:p>
          </table:table-cell>
          <table:table-cell table:formula="of:=3.988/1000" office:value-type="float" office:value="0.003988" calcext:value-type="float">
            <text:p>0.003988</text:p>
          </table:table-cell>
          <table:table-cell table:formula="of:=466.1/1000" office:value-type="float" office:value="0.4661" calcext:value-type="float">
            <text:p>0.4661</text:p>
          </table:table-cell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formula="of:=11.04/1000" office:value-type="float" office:value="0.01104" calcext:value-type="float">
            <text:p>0.01104</text:p>
          </table:table-cell>
          <table:table-cell table:formula="of:=12.01/1000" office:value-type="float" office:value="0.01201" calcext:value-type="float">
            <text:p>0.01201</text:p>
          </table:table-cell>
          <table:table-cell table:formula="of:=14.22/1000" office:value-type="float" office:value="0.01422" calcext:value-type="float">
            <text:p>0.01422</text:p>
          </table:table-cell>
          <table:table-cell table:formula="of:=4.606/1000" office:value-type="float" office:value="0.004606" calcext:value-type="float">
            <text:p>0.004606</text:p>
          </table:table-cell>
          <table:table-cell office:value-type="float" office:value="1.345" calcext:value-type="float">
            <text:p>1.345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table:formula="of:=11.07/1000" office:value-type="float" office:value="0.01107" calcext:value-type="float">
            <text:p>0.01107</text:p>
          </table:table-cell>
          <table:table-cell table:formula="of:=14.91/1000" office:value-type="float" office:value="0.01491" calcext:value-type="float">
            <text:p>0.01491</text:p>
          </table:table-cell>
          <table:table-cell table:formula="of:=15.44/1000" office:value-type="float" office:value="0.01544" calcext:value-type="float">
            <text:p>0.01544</text:p>
          </table:table-cell>
          <table:table-cell table:formula="of:=4.922/1000" office:value-type="float" office:value="0.004922" calcext:value-type="float">
            <text:p>0.004922</text:p>
          </table:table-cell>
          <table:table-cell office:value-type="float" office:value="5.011" calcext:value-type="float">
            <text:p>5.011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42" calcext:value-type="float">
            <text:p>0.00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0.25" calcext:value-type="float">
            <text:p>0.25</text:p>
          </table:table-cell>
          <table:table-cell office:value-type="float" office:value="0.026" calcext:value-type="float">
            <text:p>0.0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43" calcext:value-type="float">
            <text:p>0.43</text:p>
          </table:table-cell>
          <table:table-cell office:value-type="float" office:value="0.89" calcext:value-type="float">
            <text:p>0.89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4.8" calcext:value-type="float">
            <text:p>4.8</text:p>
          </table:table-cell>
          <table:table-cell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76" calcext:value-type="float">
            <text:p>3.76</text:p>
          </table:table-cell>
          <table:table-cell office:value-type="float" office:value="15.6" calcext:value-type="float">
            <text:p>15.6</text:p>
          </table:table-cell>
          <table:table-cell office:value-type="float" office:value="1.02" calcext:value-type="float">
            <text:p>1.02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0.42" calcext:value-type="float">
            <text:p>0.42</text:p>
          </table:table-cell>
          <table:table-cell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1.45" calcext:value-type="float">
            <text:p>1.45</text:p>
          </table:table-cell>
          <table:table-cell office:value-type="float" office:value="0.032" calcext:value-type="float">
            <text:p>0.0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9" calcext:value-type="float">
            <text:p>0.39</text:p>
          </table:table-cell>
          <table:table-cell office:value-type="float" office:value="1.92" calcext:value-type="float">
            <text:p>1.92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78" calcext:value-type="float">
            <text:p>0.78</text:p>
          </table:table-cell>
          <table:table-cell office:value-type="float" office:value="7.03" calcext:value-type="float">
            <text:p>7.03</text:p>
          </table:table-cell>
          <table:table-cell office:value-type="float" office:value="0.91" calcext:value-type="float">
            <text:p>0.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12" calcext:value-type="float">
            <text:p>2.12</text:p>
          </table:table-cell>
          <table:table-cell office:value-type="float" office:value="18.23" calcext:value-type="float">
            <text:p>18.23</text:p>
          </table:table-cell>
          <table:table-cell office:value-type="float" office:value="1.7" calcext:value-type="float">
            <text:p>1.7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formula="of:=[.C21]/[.C28]" office:value-type="float" office:value="0.123529411764706" calcext:value-type="float">
            <text:p>0.123529411764706</text:p>
          </table:table-cell>
          <table:table-cell table:formula="of:=[.D21]/[.D28]" office:value-type="float" office:value="0.0452380952380952" calcext:value-type="float">
            <text:p>0.0452380952380952</text:p>
          </table:table-cell>
          <table:table-cell table:formula="of:=[.E21]/[.E28]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2]/[.C29]" office:value-type="float" office:value="0.7" calcext:value-type="float">
            <text:p>0.7</text:p>
          </table:table-cell>
          <table:table-cell table:formula="of:=[.D22]/[.D29]" office:value-type="float" office:value="0.172413793103448" calcext:value-type="float">
            <text:p>0.172413793103448</text:p>
          </table:table-cell>
          <table:table-cell table:formula="of:=[.E22]/[.E29]" office:value-type="float" office:value="0.8125" calcext:value-type="float">
            <text:p>0.81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]/[.C30]" office:value-type="float" office:value="1.1025641025641" calcext:value-type="float">
            <text:p>1.1025641025641</text:p>
          </table:table-cell>
          <table:table-cell table:formula="of:=[.D23]/[.D30]" office:value-type="float" office:value="0.463541666666667" calcext:value-type="float">
            <text:p>0.463541666666667</text:p>
          </table:table-cell>
          <table:table-cell table:formula="of:=[.E23]/[.E30]" office:value-type="float" office:value="0.222222222222222" calcext:value-type="float">
            <text:p>0.2222222222222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]/[.C31]" office:value-type="float" office:value="1.52564102564103" calcext:value-type="float">
            <text:p>1.52564102564103</text:p>
          </table:table-cell>
          <table:table-cell table:formula="of:=[.D24]/[.D31]" office:value-type="float" office:value="0.682788051209104" calcext:value-type="float">
            <text:p>0.682788051209104</text:p>
          </table:table-cell>
          <table:table-cell table:formula="of:=[.E24]/[.E31]" office:value-type="float" office:value="0.362637362637363" calcext:value-type="float">
            <text:p>0.36263736263736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5]/[.C32]" office:value-type="float" office:value="1.77358490566038" calcext:value-type="float">
            <text:p>1.77358490566038</text:p>
          </table:table-cell>
          <table:table-cell table:formula="of:=[.D25]/[.D32]" office:value-type="float" office:value="0.855732309380143" calcext:value-type="float">
            <text:p>0.855732309380143</text:p>
          </table:table-cell>
          <table:table-cell table:formula="of:=[.E25]/[.E32]" office:value-type="float" office:value="0.6" calcext:value-type="float">
            <text:p>0.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6" number:min-decimal-places="16" number:min-integer-digits="1"/>
    </number:number-style>
    <number:number-style style:name="N11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1:23:28.332084145</meta:creation-date>
    <dc:date>2024-06-12T16:49:24.116877006</dc:date>
    <meta:editing-duration>PT4H16M7S</meta:editing-duration>
    <meta:editing-cycles>2</meta:editing-cycles>
    <meta:generator>LibreOffice/7.3.7.2$Linux_X86_64 LibreOffice_project/30$Build-2</meta:generator>
    <meta:document-statistic meta:table-count="1" meta:cell-count="80" meta:object-count="0"/>
  </office:meta>
</office:document-meta>
</file>